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ed88" officeooo:paragraph-rsid="0006ed88" style:font-weight-asian="bold" style:font-weight-complex="bold"/>
    </style:style>
    <style:style style:name="P2" style:family="paragraph" style:parent-style-name="Standard">
      <style:text-properties fo:font-weight="bold" officeooo:rsid="000807d3" officeooo:paragraph-rsid="000807d3" style:font-weight-asian="bold" style:font-weight-complex="bold"/>
    </style:style>
    <style:style style:name="P3" style:family="paragraph" style:parent-style-name="Standard">
      <style:text-properties fo:font-weight="bold" officeooo:rsid="0008a610" officeooo:paragraph-rsid="0008a610" style:font-weight-asian="bold" style:font-weight-complex="bold"/>
    </style:style>
    <style:style style:name="P4" style:family="paragraph" style:parent-style-name="Standard">
      <style:text-properties fo:font-weight="bold" officeooo:rsid="000c25c0" officeooo:paragraph-rsid="000c25c0" style:font-weight-asian="bold" style:font-weight-complex="bold"/>
    </style:style>
    <style:style style:name="P5" style:family="paragraph" style:parent-style-name="Standard" style:list-style-name="L2">
      <style:text-properties fo:font-weight="normal" officeooo:rsid="0008a610" officeooo:paragraph-rsid="0008a610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92c83" officeooo:paragraph-rsid="00092c83" style:font-weight-asian="normal" style:font-weight-complex="normal"/>
    </style:style>
    <style:style style:name="P7" style:family="paragraph" style:parent-style-name="Standard">
      <style:text-properties fo:font-weight="normal" officeooo:rsid="00092c83" officeooo:paragraph-rsid="00092c83" style:font-weight-asian="normal" style:font-weight-complex="normal"/>
    </style:style>
    <style:style style:name="P8" style:family="paragraph" style:parent-style-name="Standard">
      <style:text-properties fo:font-weight="normal" officeooo:rsid="000a1bd2" officeooo:paragraph-rsid="000a1bd2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0a1bd2" officeooo:paragraph-rsid="000a1bd2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a1bd2" officeooo:paragraph-rsid="000a5fd6" style:font-weight-asian="normal" style:font-weight-complex="normal"/>
    </style:style>
    <style:style style:name="P11" style:family="paragraph" style:parent-style-name="Standard">
      <style:text-properties fo:font-weight="normal" officeooo:rsid="000a5fd6" officeooo:paragraph-rsid="000a5fd6" style:font-weight-asian="normal" style:font-weight-complex="normal"/>
    </style:style>
    <style:style style:name="P12" style:family="paragraph" style:parent-style-name="Standard">
      <style:text-properties fo:font-weight="normal" officeooo:rsid="000aea02" officeooo:paragraph-rsid="000aea02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0cc635" officeooo:paragraph-rsid="000cc635" style:font-weight-asian="normal" style:font-weight-complex="normal"/>
    </style:style>
    <style:style style:name="P14" style:family="paragraph" style:parent-style-name="Standard">
      <style:text-properties fo:font-weight="normal" officeooo:rsid="000cc635" officeooo:paragraph-rsid="000cc635" style:font-weight-asian="normal" style:font-weight-complex="normal"/>
    </style:style>
    <style:style style:name="T1" style:family="text">
      <style:text-properties officeooo:rsid="000a1bd2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bitrage Betting Applied for Hermes:</text:p>
      <text:p text:style-name="P3">Implied Probability:</text:p>
      <text:list xml:id="list284128855" text:style-name="L2">
        <text:list-item>
          <text:p text:style-name="P5">Implied probability refers to the likelihood of an incident occurring based on given odds</text:p>
        </text:list-item>
        <text:list-item>
          <text:p text:style-name="P6">The implied probabilities for a bookmaker always sum to greater than 1 otherwise they wouldn’t make money</text:p>
        </text:list-item>
      </text:list>
      <text:p text:style-name="P7"/>
      <text:p text:style-name="P4">Strategy based on bookmaker odds:</text:p>
      <text:p text:style-name="P4"/>
      <text:p text:style-name="P7">Consider the following example:</text:p>
      <text:p text:style-name="P7">Event <text:span text:style-name="T2">A</text:span> has the odds <text:span text:style-name="T2">2.00</text:span> and <text:span text:style-name="T2">B</text:span> has the odds <text:span text:style-name="T2">3.00</text:span></text:p>
      <text:p text:style-name="P7"/>
      <text:p text:style-name="P7">This means that the implied probability of A is (1-p)(-1) + p * 2 = 0 → p= 1/3 and the implied probability of B is (1-p)(-1) + p * 3 = 0 →p = <text:s/>¼ . <text:span text:style-name="T1">The sum of these less than 1 so this represents an arbitrage opportunity.</text:span></text:p>
      <text:p text:style-name="P7"/>
      <text:p text:style-name="P11">Let a and b represent the stakes on event A and event B respectively. </text:p>
      <text:p text:style-name="P7"/>
      <text:p text:style-name="P8">The payout if event A occurs can be modelled by the plane:</text:p>
      <text:p text:style-name="P9">payout = 2a -b</text:p>
      <text:p text:style-name="P8"/>
      <text:p text:style-name="P8">The payout if event B occurs can be modelled by the plane:</text:p>
      <text:p text:style-name="P9">payout = 3b-a </text:p>
      <text:p text:style-name="P8"/>
      <text:p text:style-name="P8">We need to find values of a and b that satisfies the conditions where both planes payout is greater than 0. To find the equal payout, we find the intersect of the planes.</text:p>
      <text:p text:style-name="P10">2a – b = 3b – a </text:p>
      <text:p text:style-name="P10"><text:s/>3a = 4b</text:p>
      <text:p text:style-name="P8">As the number of events grows, we scale this accordingly.</text:p>
      <text:p text:style-name="P2"/>
      <text:p text:style-name="P12">Steps for Hermes:</text:p>
      <text:p text:style-name="P12"/>
      <text:p text:style-name="P14">Max Strategy (not the best for the case where we don’t want to use multiple platforms for betting)</text:p>
      <text:list xml:id="list3465032871" text:style-name="L3">
        <text:list-item>
          <text:p text:style-name="P13">Filter by event/game</text:p>
        </text:list-item>
        <text:list-item>
          <text:p text:style-name="P13">Grab the highest odds available from all games in each case (win, lose, draw)</text:p>
        </text:list-item>
        <text:list-item>
          <text:p text:style-name="P13">Check the sum of the implied probabilities and if greater than (or equal to 1) no opportunity available</text:p>
        </text:list-item>
        <text:list-item>
          <text:p text:style-name="P13">If sum of the implied probabilities is less than 1 decide on whether we want an even profit strategy (solve the equations) or a max strategy based on a favourit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3:26:48.694979429</meta:creation-date>
    <meta:generator>LibreOffice/7.3.7.2$Linux_X86_64 LibreOffice_project/30$Build-2</meta:generator>
    <dc:date>2023-06-16T14:57:11.891243768</dc:date>
    <meta:editing-duration>PT37M50S</meta:editing-duration>
    <meta:editing-cycles>7</meta:editing-cycles>
    <meta:document-statistic meta:table-count="0" meta:image-count="0" meta:object-count="0" meta:page-count="1" meta:paragraph-count="23" meta:word-count="297" meta:character-count="1536" meta:non-whitespace-character-count="1261"/>
  </office:meta>
</office:document-meta>
</file>